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imSun" svg:font-family="SimSun, ??ì?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4pt" fo:letter-spacing="0.0138in" style:font-size-asian="14pt" style:font-size-complex="14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fo:font-style="italic" style:font-size-asian="8.75pt" style:font-style-asian="italic" style:font-size-complex="10pt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 tezde</text:p>
      <text:p text:style-name="P1">Osmanlı imparatorluğunun zamanındaki</text:p>
      <text:p text:style-name="P1">bin altı yüz bir</text:p>
      <text:p text:style-name="P1">tarihli bir belge</text:p>
      <text:p text:style-name="P1">incelenir. <text:s/></text:p>
      <text:p text:style-name="P1">Söz konusu belge ise, <text:s/></text:p>
      <text:p text:style-name="P1">Venedik şehrinin <text:s/></text:p>
      <text:p text:style-name="P1">Devlet Arşivinde</text:p>
      <text:p text:style-name="P1">bulunan bir <text:s/>mektuptur. </text:p>
      <text:p text:style-name="P1">Sābık Kıbrıs Beylerbeyi</text:p>
      <text:p text:style-name="P1">Cafer Paşa tarafından</text:p>
      <text:p text:style-name="P1">Venedik Doc'una </text:p>
      <text:p text:style-name="P1">yazılmış olan </text:p>
      <text:p text:style-name="P1">bir mektuptur.</text:p>
      <text:p text:style-name="P1">Bu <text:s/>tür <text:s/>belgeler</text:p>
      <text:p text:style-name="P1">dilbilimsel <text:s/>bakımdan</text:p>
      <text:p text:style-name="P1">çok <text:s/>önemlidir. </text:p>
      <text:p text:style-name="P1">Fasih Türkçe dilinde </text:p>
      <text:p text:style-name="P1">yazılmamış <text:s/>olup,</text:p>
      <text:p text:style-name="P1">Konuşulan dile </text:p>
      <text:p text:style-name="P1">daha yakın olan <text:s/></text:p>
      <text:p text:style-name="P1">bir Türkçeyi</text:p>
      <text:p text:style-name="P1">gösterirler. <text:span text:style-name="T2">(mostrano)</text:span></text:p>
      <text:p text:style-name="P1">Buna rağmen, <text:span text:style-name="T3">(questo nonostante)</text:span></text:p>
      <text:p text:style-name="P1">hem </text:p>
      <text:p text:style-name="P1">mektubu gönderen <text:span text:style-name="T3">(lettera inviante)</text:span></text:p>
      <text:p text:style-name="P1">kişi <text:s/>bakımından, <text:span text:style-name="T3">(persona bakımından)</text:span></text:p>
      <text:p text:style-name="P1">hem de</text:p>
      <text:p text:style-name="P1">içerdiği <text:s/></text:p>
      <text:p text:style-name="P1">konu bakımından <text:s/></text:p>
      <text:p text:style-name="P1">yüksek bir dil seviyesi <text:s/><text:span text:style-name="T3">(alta una linguadi livelloaltosuo)</text:span></text:p>
      <text:p text:style-name="P1">gerekmektedir. </text:p>
      <text:p text:style-name="P1">Bu nedenle </text:p>
      <text:p text:style-name="P1">elimizdeki olan</text:p>
      <text:p text:style-name="P1">belgenin dili </text:p>
      <text:p text:style-name="P1">Orta Türkçenin </text:p>
      <text:p text:style-name="P1">bir örneğid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imSun" svg:font-family="SimSun, ??ì?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3-20T09:40:00</meta:creation-date>
    <dc:date>2010-03-21T19:39:23</dc:date>
    <meta:print-date>2010-03-21T10:56:47</meta:print-date>
    <meta:editing-cycles>1</meta:editing-cycles>
    <meta:editing-duration>PT8H41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7" meta:word-count="102" meta:character-count="765"/>
  </office:meta>
</office:document-meta>
</file>